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47c2" officeooo:paragraph-rsid="001747c2"/>
    </style:style>
    <style:style style:name="P2" style:family="paragraph" style:parent-style-name="Standard">
      <style:paragraph-properties fo:text-align="center" style:justify-single-word="false"/>
      <style:text-properties fo:font-size="22pt" fo:font-weight="bold" officeooo:rsid="001747c2" officeooo:paragraph-rsid="001747c2" style:font-size-asian="22pt" style:font-weight-asian="bold" style:font-size-complex="22pt" style:font-weight-complex="bold"/>
    </style:style>
    <style:style style:name="P3" style:family="paragraph" style:parent-style-name="Standard">
      <style:text-properties fo:font-weight="bold" officeooo:rsid="001747c2" officeooo:paragraph-rsid="001747c2" style:font-weight-asian="bold" style:font-weight-complex="bold"/>
    </style:style>
    <style:style style:name="P4" style:family="paragraph" style:parent-style-name="Standard">
      <style:text-properties fo:font-weight="normal" officeooo:rsid="001747c2" officeooo:paragraph-rsid="001747c2"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1747c2" officeooo:paragraph-rsid="001747c2" style:font-weight-asian="normal" style:font-weight-complex="normal"/>
    </style:style>
    <style:style style:name="T1" style:family="text">
      <style:text-properties officeooo:rsid="00189ad7"/>
    </style:style>
    <style:style style:name="T2" style:family="text">
      <style:text-properties officeooo:rsid="001a325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am Report</text:p>
      <text:p text:style-name="P2"/>
      <text:p text:style-name="P3">TEAM RETROSPECTIVE</text:p>
      <text:p text:style-name="P3"/>
      <text:p text:style-name="P5">What we did well:</text:p>
      <text:p text:style-name="P4"><text:tab/>We used some design patterns and tried very hard to get implementation that followed the design rules in class. We discussed large parts of the process easily and worked together in the lab whenever possible. We worked hard to get things done on time. We communicated well and we feel we went straight to the performing phase as a team. We had lots of fun and laughs and were able to work through problems and bug reports. While we did make some mistakes on the size of our project (discussed below) we did make decisions to cut certain things that allowed us to finish even though some stuff was not perfect.</text:p>
      <text:p text:style-name="P4"/>
      <text:p text:style-name="P5">What we did poorly:</text:p>
      <text:p text:style-name="P4"><text:tab/>The main problem for us was a manageable game design. We did not come up with a simple premise, but allowed for a work<text:span text:style-name="T1">e</text:span>d were many different types of interaction could be present. This required a number of design decisions that made the project more flexible, but more complex. We have a lot of classes that are nice and small, but maintaining and testing them all is a lot of work. We have a playable working game, but we learned that we need to have a more refined plan. This also lead to some parts of the game abandoning any reasonable attempt to follow good SE principles. In the end the building of objects and some of the loading code was hacked together last minute. However, this is all good to learn from and hopefully we will make better decisions on future projects.</text:p>
      <text:p text:style-name="P4"/>
      <text:p text:style-name="P5">What we will work on <text:span text:style-name="T2">in the future</text:span>:</text:p>
      <text:p text:style-name="P4"><text:tab/>we will on the maintenance phase do our best to <text:span text:style-name="T1">re-factor our game building code. We will also do our best to find and fix all bugs and issues presented by the testers, but to make good decisions as to what bugs are of the highest priority. Since our time will not be spent writing so many classes we can also go back and try to include more comments in source code for non trivial stuff, and expand and make doxygen documentation more readable and informative.</text:span></text:p>
      <text:p text:style-name="P1"/>
      <text:p text:style-name="P1"/>
      <text:p text:style-name="P3">TEAM MEMBER CONTRIBUTIONS</text:p>
      <text:p text:style-name="P3"/>
      <text:p text:style-name="P3">Steven Deutekom</text:p>
      <text:p text:style-name="P1">For this phase of the project I contributed in all aspects. I spent an enormous amount of time working on the code for this project. I wrote most of the doxygen comments. I also worked hard at writing unit tests for my classes before implementation, and was really pleased with how much easier this made tracking down errors and getting implementation correct. The testing got a little behind toward the end of the project as time started to run out. Mostly with saving and loading code. Before this point we were hovering around 95% coverage. I did not do too much play testing and I worked with max to come up with game text and what objects should be in the rooms, but he did most of it.</text:p>
      <text:p text:style-name="P1"/>
      <text:p text:style-name="P3">Max Niu</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6T18:09:34.378113695</meta:creation-date>
    <dc:date>2019-03-16T18:29:16.271148568</dc:date>
    <meta:editing-duration>PT4M31S</meta:editing-duration>
    <meta:editing-cycles>2</meta:editing-cycles>
    <meta:generator>LibreOffice/5.0.6.2$Linux_X86_64 LibreOffice_project/00$Build-2</meta:generator>
    <meta:document-statistic meta:table-count="0" meta:image-count="0" meta:object-count="0" meta:page-count="1" meta:paragraph-count="12" meta:word-count="495" meta:character-count="2688" meta:non-whitespace-character-count="2202"/>
  </office:meta>
</office:document-meta>
</file>